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tyle:font-face style:name="Arial2" svg:font-family="Arial, Helvetica, sans-serif"/>
    <style:font-face style:name="Consolas1" svg:font-family="Consolas"/>
    <style:font-face style:name="Courier New2" svg:font-family="'Courier New'"/>
    <style:font-face style:name="Courier New1" svg:font-family="'Courier New', Courier, monospace"/>
    <style:font-face style:name="Monospace1" svg:font-family="Monospace"/>
    <style:font-face style:name="Trebuchet MS" svg:font-family="'Trebuchet MS'"/>
    <style:font-face style:name="Ubuntu" svg:font-family="Ubuntu"/>
    <style:font-face style:name="Verdana1" svg:font-family="Verdana"/>
    <style:font-face style:name="Verdana" svg:font-family="Verdana, sans-serif"/>
    <style:font-face style:name="arial" svg:font-family="arial"/>
    <style:font-face style:name="courier new" svg:font-family="'courier new'"/>
    <style:font-face style:name="courier new1" svg:font-family="'courier new', courier, monospace"/>
    <style:font-face style:name="Courier 10 Pitch" svg:font-family="'Courier 10 Pitch'"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Courier 10 Pitch1" svg:font-family="'Courier 10 Pitch'" style:font-family-generic="roman" style:font-pitch="variable"/>
    <style:font-face style:name="Courier New" svg:font-family="'Courier New'" style:font-family-generic="roman" style:font-pitch="variable"/>
    <style:font-face style:name="FranklinGothic-Book" svg:font-family="FranklinGothic-Book" style:font-family-generic="roman" style:font-pitch="variable"/>
    <style:font-face style:name="FranklinGothic-Demi" svg:font-family="FranklinGothic-Demi" style:font-family-generic="roman" style:font-pitch="variable"/>
    <style:font-face style:name="FranklinGothic-DemiCnd" svg:font-family="FranklinGothic-DemiCnd"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Bold" svg:font-family="Palatino-Bold" style:font-family-generic="roman" style:font-pitch="variable"/>
    <style:font-face style:name="Palatino-BoldItalic" svg:font-family="Palatino-BoldItalic" style:font-family-generic="roman" style:font-pitch="variable"/>
    <style:font-face style:name="Palatino-Italic" svg:font-family="Palatino-Italic" style:font-family-generic="roman" style:font-pitch="variable"/>
    <style:font-face style:name="Palatino-Roman" svg:font-family="Palatino-Roman"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1" svg:font-family="Ubuntu" style:font-family-generic="roman" style:font-pitch="variable"/>
    <style:font-face style:name="DejaVu Sans" svg:font-family="'DejaVu Sans'" style:font-family-generic="swiss" style:font-pitch="variable"/>
    <style:font-face style:name="Arial3" svg:font-family="Arial" style:font-family-generic="system" style:font-pitch="variable"/>
    <style:font-face style:name="Consolas2" svg:font-family="Consolas" style:font-family-generic="system" style:font-pitch="variable"/>
    <style:font-face style:name="Courier1" svg:font-family="Courier" style:font-family-generic="system" style:font-pitch="variable"/>
    <style:font-face style:name="Courier New3" svg:font-family="'Courier New'" style:font-family-generic="system" style:font-pitch="variable"/>
    <style:font-face style:name="DejaVu Sans1" svg:font-family="'DejaVu Sans'" style:font-family-generic="system" style:font-pitch="variable"/>
    <style:font-face style:name="FranklinGothic-Book1" svg:font-family="FranklinGothic-Book" style:font-family-generic="system" style:font-pitch="variable"/>
    <style:font-face style:name="FranklinGothic-Demi1" svg:font-family="FranklinGothic-Demi" style:font-family-generic="system" style:font-pitch="variable"/>
    <style:font-face style:name="FranklinGothic-DemiCnd1" svg:font-family="FranklinGothic-DemiCnd"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Palatino-Bold1" svg:font-family="Palatino-Bold" style:font-family-generic="system" style:font-pitch="variable"/>
    <style:font-face style:name="Palatino-BoldItalic1" svg:font-family="Palatino-BoldItalic" style:font-family-generic="system" style:font-pitch="variable"/>
    <style:font-face style:name="Palatino-Italic1" svg:font-family="Palatino-Italic" style:font-family-generic="system" style:font-pitch="variable"/>
    <style:font-face style:name="Palatino-Roman1" svg:font-family="Palatino-Roman"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Heading_20_1">
      <style:paragraph-properties fo:margin-left="0cm" fo:margin-right="0cm" fo:text-align="justify" style:justify-single-word="false" fo:text-indent="0cm" style:auto-text-indent="false"/>
      <style:text-properties fo:color="#000000" style:text-line-through-style="none" style:text-line-through-type="none" style:font-name="Calibri" fo:font-size="9pt" style:text-underline-style="none" fo:font-weight="normal" officeooo:rsid="002d75bd" officeooo:paragraph-rsid="0303d3da" style:text-blinking="false" fo:background-color="#ffffff" style:font-name-asian="Times New Roman1" style:font-size-asian="9pt" style:font-weight-asian="normal" style:font-name-complex="Arial3" style:font-size-complex="9pt" style:font-weight-complex="normal" loext:padding="0cm" loext:border="none"/>
    </style:style>
    <style:style style:name="P2" style:family="paragraph" style:parent-style-name="Heading_20_1" style:master-page-name="Standard">
      <style:paragraph-properties style:page-number="auto"/>
      <style:text-properties officeooo:rsid="000e7a3b" officeooo:paragraph-rsid="0303d3da"/>
    </style:style>
    <style:style style:name="P3" style:family="paragraph" style:parent-style-name="No_20_Spacing" style:list-style-name="L1">
      <style:text-properties officeooo:paragraph-rsid="0303d3da"/>
    </style:style>
    <style:style style:name="P4" style:family="paragraph" style:parent-style-name="No_20_Spacing">
      <style:text-properties officeooo:rsid="00192814" officeooo:paragraph-rsid="0303d3da"/>
    </style:style>
    <style:style style:name="P5" style:family="paragraph" style:parent-style-name="Heading_20_3" style:list-style-name="L1">
      <style:text-properties officeooo:paragraph-rsid="0303d3da"/>
    </style:style>
    <style:style style:name="P6" style:family="paragraph" style:parent-style-name="Text_20_body" style:list-style-name="L1">
      <style:text-properties officeooo:paragraph-rsid="0303d3da"/>
    </style:style>
    <style:style style:name="P7" style:family="paragraph" style:parent-style-name="Text_20_body">
      <style:text-properties officeooo:paragraph-rsid="0303d3da"/>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ff0000"/>
    </style:style>
    <style:style style:name="T4" style:family="text">
      <style:text-properties fo:color="#ff0000" officeooo:rsid="0015c425"/>
    </style:style>
    <style:style style:name="T5" style:family="text">
      <style:text-properties officeooo:rsid="000f2843"/>
    </style:style>
    <style:style style:name="T6" style:family="text">
      <style:text-properties style:text-underline-style="solid" style:text-underline-width="auto" style:text-underline-color="font-color"/>
    </style:style>
    <style:style style:name="T7" style:family="text">
      <style:text-properties officeooo:rsid="0015e93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Hibernate</text:h>
      <text:list xml:id="list6344122387992389253" text:style-name="L1">
        <text:list-item>
          <text:p text:style-name="P3"><text:span text:style-name="T5">Started in 2001. </text:span>The stable release of Hibernate till July 16, 2014, is <text:a xlink:type="simple" xlink:href="http://hibernate.org/orm/downloads/" office:target-frame-name="_blank" xlink:show="new" text:style-name="Internet_20_link" text:visited-style-name="Visited_20_Internet_20_Link"><text:span text:style-name="T6">hibernate 4.3.6</text:span></text:a>.</text:p>
        </text:list-item>
        <text:list-item>
          <text:p text:style-name="P3">Hibernate framework simplifies the development of java application to interact with the database. Hibernate is an open source, lightweight, <text:a xlink:type="simple" xlink:href="http://en.wikipedia.org/wiki/Object-relational_mapping" office:target-frame-name="_blank" xlink:show="new" text:style-name="Internet_20_link" text:visited-style-name="Visited_20_Internet_20_Link">ORM (Object Relational Mapping)</text:a> tool.</text:p>
        </text:list-item>
        <text:list-item>
          <text:p text:style-name="P3"><text:span text:style-name="T1">Object-relational mapping</text:span> (<text:span text:style-name="T1">ORM</text:span>, <text:span text:style-name="T1">O/RM</text:span>, and <text:span text:style-name="T1">O/R mapping tool</text:span>) in <text:a xlink:type="simple" xlink:href="https://en.wikipedia.org/wiki/Computer_science" text:style-name="Internet_20_link" text:visited-style-name="Visited_20_Internet_20_Link">computer science</text:a> is a <text:a xlink:type="simple" xlink:href="https://en.wikipedia.org/wiki/Computer_programming" text:style-name="Internet_20_link" text:visited-style-name="Visited_20_Internet_20_Link">programming</text:a> technique for converting data between incompatible <text:a xlink:type="simple" xlink:href="https://en.wikipedia.org/wiki/Type_system" text:style-name="Internet_20_link" text:visited-style-name="Visited_20_Internet_20_Link">type systems</text:a> in <text:a xlink:type="simple" xlink:href="https://en.wikipedia.org/wiki/Object-oriented" text:style-name="Internet_20_link" text:visited-style-name="Visited_20_Internet_20_Link">object-oriented</text:a> programming languages. <text:span text:style-name="T3">This creates, in effect, a "virtual </text:span><text:a xlink:type="simple" xlink:href="https://en.wikipedia.org/wiki/Object_database" text:style-name="Internet_20_link" text:visited-style-name="Visited_20_Internet_20_Link">object database</text:a><text:span text:style-name="T3">" that can be used from within the programming language.</text:span></text:p>
          <text:p text:style-name="P6">The below is <text:a xlink:type="simple" xlink:href="https://en.wikipedia.org/wiki/C_Sharp_%28programming_language%29" text:style-name="Internet_20_link" text:visited-style-name="Visited_20_Internet_20_Link">C#</text:a> code to deliver a query, itself written in <text:a xlink:type="simple" xlink:href="https://en.wikipedia.org/wiki/SQL" text:style-name="Internet_20_link" text:visited-style-name="Visited_20_Internet_20_Link">SQL</text:a>, to a database engine.</text:p>
          <text:p text:style-name="P6">String sql = "SELECT ... FROM persons WHERE id = 10";</text:p>
          <text:p text:style-name="P6">DbCommand cmd = new DbCommand(connection, sql);</text:p>
          <text:p text:style-name="P6">Result res = cmd.Execute();</text:p>
          <text:p text:style-name="P6">String name = res[0]["FIRST_NAME"];</text:p>
          <text:p text:style-name="P6">In contrast, the following makes use of an ORM API, allowing the writing of code which naturally makes use of the features of the language.</text:p>
          <text:p text:style-name="P6">Person p = repository.GetPerson(10);</text:p>
          <text:p text:style-name="P6">String name = p.getFirstName();</text:p>
          <text:p text:style-name="P3"><text:span text:style-name="T4">M</text:span><text:span text:style-name="T3">any popular database products such as </text:span><text:a xlink:type="simple" xlink:href="https://en.wikipedia.org/wiki/SQL" text:style-name="Internet_20_link" text:visited-style-name="Visited_20_Internet_20_Link">SQL</text:a><text:span text:style-name="T3"> database management systems (DBMS) can only store and manipulate </text:span><text:a xlink:type="simple" xlink:href="https://en.wikipedia.org/wiki/Scalar_%28computing%29" text:style-name="Internet_20_link" text:visited-style-name="Visited_20_Internet_20_Link">scalar</text:a><text:span text:style-name="T3"> values such as integers and strings organized within </text:span><text:a xlink:type="simple" xlink:href="https://en.wikipedia.org/wiki/Table_%28database%29" text:style-name="Internet_20_link" text:visited-style-name="Visited_20_Internet_20_Link">tables</text:a><text:span text:style-name="T3">. The programmer must either convert the object values into groups of simpler values for storage in the database (and convert them back upon retrieval), or only use simple scalar values within the program. Object-relational mapping implements the first approach.</text:span></text:p>
          <text:h text:style-name="P5" text:outline-level="3"/>
        </text:list-item>
      </text:list>
      <text:p text:style-name="P7"><text:span text:style-name="Strong_20_Emphasis"><text:span text:style-name="T7">Advantages of Hibernate Framework</text:span></text:span></text:p>
      <text:p text:style-name="P7">There are many advantages of Hibernate Framework. They are as follows:</text:p>
      <text:p text:style-name="P7"><text:span text:style-name="Strong_20_Emphasis">1) Opensource and Lightweight,</text:span></text:p>
      <text:p text:style-name="P7"><text:span text:style-name="Strong_20_Emphasis">2) Fast performance:</text:span> The performance of hibernate framework is fast because cache is internally used in hibernate framework.</text:p>
      <text:p text:style-name="P7"><text:span text:style-name="Strong_20_Emphasis">3) Database Independent query:</text:span> HQL (Hibernate Query Language) is the object-oriented version of SQL. It generates the database independent queries. So you don't need to write database specific queries. Before Hibernate, If database is <text:soft-page-break/>changed for the project, we need to change the SQL query as well that leads to the maintenance problem.</text:p>
      <text:p text:style-name="P7"><text:span text:style-name="Strong_20_Emphasis">4) Automatic table creation:</text:span> Hibernate framework provides the facility to create the tables of the database automatically. So there is no need to create tables in the database manually.</text:p>
      <text:p text:style-name="P7"><text:span text:style-name="Strong_20_Emphasis">5) Simplifies complex join:</text:span> To fetch data form multiple tables is easy in hibernate framework.</text:p>
      <text:p text:style-name="P7"><text:span text:style-name="Strong_20_Emphasis">6) Provides query statistics and database status:</text:span> Hibernate supports Query cache and provide statistics about query and database status.</text:p>
      <text:p text:style-name="P7"/>
      <text:p text:style-name="P4"><text:span text:style-name="T2">For more details: </text:span><text:a xlink:type="simple" xlink:href="http://www.javatpoint.com/hibernate-tutorial" text:style-name="Internet_20_link" text:visited-style-name="Visited_20_Internet_20_Link">http://www.javatpoint.com/hibernate-tutorial</text:a></text:p>
      <text:p text:style-name="P4"/>
      <text:h text:style-name="P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1" svg:font-family="Arial"/>
    <style:font-face style:name="Arial2" svg:font-family="Arial, Helvetica, sans-serif"/>
    <style:font-face style:name="Consolas1" svg:font-family="Consolas"/>
    <style:font-face style:name="Courier New2" svg:font-family="'Courier New'"/>
    <style:font-face style:name="Courier New1" svg:font-family="'Courier New', Courier, monospace"/>
    <style:font-face style:name="Monospace1" svg:font-family="Monospace"/>
    <style:font-face style:name="Trebuchet MS" svg:font-family="'Trebuchet MS'"/>
    <style:font-face style:name="Ubuntu" svg:font-family="Ubuntu"/>
    <style:font-face style:name="Verdana1" svg:font-family="Verdana"/>
    <style:font-face style:name="Verdana" svg:font-family="Verdana, sans-serif"/>
    <style:font-face style:name="arial" svg:font-family="arial"/>
    <style:font-face style:name="courier new" svg:font-family="'courier new'"/>
    <style:font-face style:name="courier new1" svg:font-family="'courier new', courier, monospace"/>
    <style:font-face style:name="Courier 10 Pitch" svg:font-family="'Courier 10 Pitch'"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Courier 10 Pitch1" svg:font-family="'Courier 10 Pitch'" style:font-family-generic="roman" style:font-pitch="variable"/>
    <style:font-face style:name="Courier New" svg:font-family="'Courier New'" style:font-family-generic="roman" style:font-pitch="variable"/>
    <style:font-face style:name="FranklinGothic-Book" svg:font-family="FranklinGothic-Book" style:font-family-generic="roman" style:font-pitch="variable"/>
    <style:font-face style:name="FranklinGothic-Demi" svg:font-family="FranklinGothic-Demi" style:font-family-generic="roman" style:font-pitch="variable"/>
    <style:font-face style:name="FranklinGothic-DemiCnd" svg:font-family="FranklinGothic-DemiCnd"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Bold" svg:font-family="Palatino-Bold" style:font-family-generic="roman" style:font-pitch="variable"/>
    <style:font-face style:name="Palatino-BoldItalic" svg:font-family="Palatino-BoldItalic" style:font-family-generic="roman" style:font-pitch="variable"/>
    <style:font-face style:name="Palatino-Italic" svg:font-family="Palatino-Italic" style:font-family-generic="roman" style:font-pitch="variable"/>
    <style:font-face style:name="Palatino-Roman" svg:font-family="Palatino-Roman"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1" svg:font-family="Ubuntu" style:font-family-generic="roman" style:font-pitch="variable"/>
    <style:font-face style:name="DejaVu Sans" svg:font-family="'DejaVu Sans'" style:font-family-generic="swiss" style:font-pitch="variable"/>
    <style:font-face style:name="Arial3" svg:font-family="Arial" style:font-family-generic="system" style:font-pitch="variable"/>
    <style:font-face style:name="Consolas2" svg:font-family="Consolas" style:font-family-generic="system" style:font-pitch="variable"/>
    <style:font-face style:name="Courier1" svg:font-family="Courier" style:font-family-generic="system" style:font-pitch="variable"/>
    <style:font-face style:name="Courier New3" svg:font-family="'Courier New'" style:font-family-generic="system" style:font-pitch="variable"/>
    <style:font-face style:name="DejaVu Sans1" svg:font-family="'DejaVu Sans'" style:font-family-generic="system" style:font-pitch="variable"/>
    <style:font-face style:name="FranklinGothic-Book1" svg:font-family="FranklinGothic-Book" style:font-family-generic="system" style:font-pitch="variable"/>
    <style:font-face style:name="FranklinGothic-Demi1" svg:font-family="FranklinGothic-Demi" style:font-family-generic="system" style:font-pitch="variable"/>
    <style:font-face style:name="FranklinGothic-DemiCnd1" svg:font-family="FranklinGothic-DemiCnd"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Palatino-Bold1" svg:font-family="Palatino-Bold" style:font-family-generic="system" style:font-pitch="variable"/>
    <style:font-face style:name="Palatino-BoldItalic1" svg:font-family="Palatino-BoldItalic" style:font-family-generic="system" style:font-pitch="variable"/>
    <style:font-face style:name="Palatino-Italic1" svg:font-family="Palatino-Italic" style:font-family-generic="system" style:font-pitch="variable"/>
    <style:font-face style:name="Palatino-Roman1" svg:font-family="Palatino-Roman"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3"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3"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3"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3"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1" style:font-family-asian="'DejaVu Sans'" style:font-family-generic-asian="system" style:font-pitch-asian="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complex="Courier New3"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3"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1"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3"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3"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3"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3"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3"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1"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3"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3"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3"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3"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6-10-22T14:45:36.382798838</dc:date>
    <meta:editing-cycles>1182</meta:editing-cycles>
    <meta:editing-duration>P7DT2H56M12S</meta:editing-duration>
    <meta:generator>LibreOffice/5.1.4.2$Linux_X86_64 LibreOffice_project/10m0$Build-2</meta:generator>
    <meta:document-statistic meta:table-count="0" meta:image-count="0" meta:object-count="0" meta:page-count="2" meta:paragraph-count="23" meta:word-count="393" meta:character-count="2558" meta:non-whitespace-character-count="220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